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3139in"/>
    </style:style>
    <style:style style:name="Table4.B" style:family="table-column">
      <style:table-column-properties style:column-width="0.6535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30360</text:span></text:p>
      <text:p text:style-name="P6"/>
      <text:p text:style-name="Standard"><text:span text:style-name="T4">שם העסק/מבנה</text:span><text:span text:style-name="T3"> <text:s text:c="2"/></text:span><text:span text:style-name="T1"><text:s/>הוד ואדרת – דלקיא אורלי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דרך המכבים 46 , פלוטיצקי 18</text:span></text:p>
      <text:p text:style-name="P7"/>
      <text:p text:style-name="Standard"><text:span text:style-name="T4">טלפון</text:span><text:span text:style-name="T1"> <text:s text:c="17"/>054-6776754, 03-5358334, 054-9539759 <text:s text:c="2"/></text:span></text:p>
      <text:p text:style-name="P7"/>
      <text:p text:style-name="Standard"><text:span text:style-name="T4">המפתחות נמצאים</text:span><text:span text:style-name="T1"> <text:s/>גיא מזרחי מנהל בניין 054-6776754</text:span></text:p>
      <text:p text:style-name="P3"/>
      <text:p text:style-name="Standard"><text:span text:style-name="T4">מיקום מפסק זרם ראשי</text:span><text:span text:style-name="T1"> <text:s text:c="2"/>לוח ומפסק חשמל ראשי למבנה נמצא בקומת קרקע – כניסה א'</text:span></text:p>
      <text:p text:style-name="P3"/>
      <text:p text:style-name="Standard"><text:span text:style-name="T4">גנרטור: </text:span><text:span text:style-name="T1">קיים בקומת הגג, מזין מערכת מפוחים</text:span></text:p>
      <text:p text:style-name="Standard"><text:span text:style-name="T4">מיקום ברזי כיבוי עיקריים "3</text:span><text:span text:style-name="T1"> <text:s/>ברח' פלוטיצקי ליד חניון פתוח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גיא מזרחי</text:span></text:p>
          </table:table-cell>
          <table:table-cell table:style-name="Table2.A1" office:value-type="string">
            <text:p text:style-name="Standard"><text:span text:style-name="T1">מנהל בניין</text:span></text:p>
          </table:table-cell>
          <table:table-cell table:style-name="Table2.A1" office:value-type="string">
            <text:p text:style-name="Standard"><text:span text:style-name="T1">03-5358334</text:span></text:p>
          </table:table-cell>
          <table:table-cell table:style-name="Table2.A1" office:value-type="string">
            <text:p text:style-name="Standard"><text:span text:style-name="T1">054-6776754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שומר 24 שעות</text:span></text:p>
          </table:table-cell>
          <table:table-cell table:style-name="Table2.A1" office:value-type="string">
            <text:p text:style-name="Standard"><text:span text:style-name="T1">שומר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4-9539759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כמות אנשים רבה באולמות בקומת הקרקע ומשרדים בקומות של המבנה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שימוש בגז גפ"מ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חניון תת קרקעי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שי פירים במבנה פירוט בתיק שטח</text:span></text:p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">גז גפ"מ בקרקע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<text:span text:style-name="T1">סולר בגנרטור בגג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מערכת מתזים בכל שטחי העסק, מערכת לגילוי אש ועשן, מערכת כריזה, יניקת עשן מחניונים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חדר משאבות בחניון 2- , מערכות כיבוי מנדפים במסעדות בקרקע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4 חדרי מדרגות עם דלתות אש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ערכות כיבוי בלוחות חשמל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4</meta:editing-cycles>
    <meta:print-date>2012-01-05T12:00:00</meta:print-date>
    <meta:creation-date>2014-03-30T12:44:00</meta:creation-date>
    <dc:date>2014-03-30T18:32:00</dc:date>
    <meta:editing-duration>PT13S</meta:editing-duration>
    <meta:generator>OpenOffice/4.0.1$Win32 OpenOffice.org_project/401m5$Build-9714</meta:generator>
    <meta:document-statistic meta:table-count="6" meta:image-count="0" meta:object-count="0" meta:page-count="2" meta:paragraph-count="58" meta:word-count="218" meta:character-count="16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